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303969689141479" calcext:value-type="float">
            <text:p>0.0303969689141479</text:p>
          </table:table-cell>
          <table:table-cell office:value-type="float" office:value="0.914093017578125" calcext:value-type="float">
            <text:p>0.914093017578125</text:p>
          </table:table-cell>
          <table:table-cell office:value-type="float" office:value="0.261675315048184" calcext:value-type="float">
            <text:p>0.261675315048184</text:p>
          </table:table-cell>
          <table:table-cell office:value-type="float" office:value="0.033248563624376" calcext:value-type="float">
            <text:p>0.033248563624376</text:p>
          </table:table-cell>
          <table:table-cell office:value-type="float" office:value="0.059000501420692" calcext:value-type="float">
            <text:p>0.059000501420692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143781186472001" calcext:value-type="float">
            <text:p>0.0143781186472001</text:p>
          </table:table-cell>
          <table:table-cell office:value-type="float" office:value="0.898277282714844" calcext:value-type="float">
            <text:p>0.898277282714844</text:p>
          </table:table-cell>
          <table:table-cell office:value-type="float" office:value="0.244346733668342" calcext:value-type="float">
            <text:p>0.244346733668342</text:p>
          </table:table-cell>
          <table:table-cell office:value-type="float" office:value="0.0150471917066378" calcext:value-type="float">
            <text:p>0.0150471917066378</text:p>
          </table:table-cell>
          <table:table-cell office:value-type="float" office:value="0.0283486372248943" calcext:value-type="float">
            <text:p>0.0283486372248943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0846405029297" calcext:value-type="float">
            <text:p>0.980846405029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.00179902338730404" calcext:value-type="float">
            <text:p>0.00179902338730404</text:p>
          </table:table-cell>
          <table:table-cell office:value-type="float" office:value="0.94073486328125" calcext:value-type="float">
            <text:p>0.94073486328125</text:p>
          </table:table-cell>
          <table:table-cell office:value-type="float" office:value="0.28" calcext:value-type="float">
            <text:p>0.28</text:p>
          </table:table-cell>
          <table:table-cell office:value-type="float" office:value="0.00180738445649367" calcext:value-type="float">
            <text:p>0.00180738445649367</text:p>
          </table:table-cell>
          <table:table-cell office:value-type="float" office:value="0.00359158542842483" calcext:value-type="float">
            <text:p>0.00359158542842483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0865935919055649" calcext:value-type="float">
            <text:p>0.0865935919055649</text:p>
          </table:table-cell>
          <table:table-cell office:value-type="float" office:value="0.958675384521484" calcext:value-type="float">
            <text:p>0.958675384521484</text:p>
          </table:table-cell>
          <table:table-cell office:value-type="float" office:value="0.270192054722441" calcext:value-type="float">
            <text:p>0.270192054722441</text:p>
          </table:table-cell>
          <table:table-cell office:value-type="float" office:value="0.11303103675985" calcext:value-type="float">
            <text:p>0.11303103675985</text:p>
          </table:table-cell>
          <table:table-cell office:value-type="float" office:value="0.159385427174672" calcext:value-type="float">
            <text:p>0.159385427174672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941218326283749" calcext:value-type="float">
            <text:p>0.0941218326283749</text:p>
          </table:table-cell>
          <table:table-cell office:value-type="float" office:value="0.912582397460938" calcext:value-type="float">
            <text:p>0.912582397460938</text:p>
          </table:table-cell>
          <table:table-cell office:value-type="float" office:value="0.59944612286002" calcext:value-type="float">
            <text:p>0.59944612286002</text:p>
          </table:table-cell>
          <table:table-cell office:value-type="float" office:value="0.100438707500211" calcext:value-type="float">
            <text:p>0.100438707500211</text:p>
          </table:table-cell>
          <table:table-cell office:value-type="float" office:value="0.172050003612978" calcext:value-type="float">
            <text:p>0.172050003612978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41486241095125" calcext:value-type="float">
            <text:p>0.041486241095125</text:p>
          </table:table-cell>
          <table:table-cell office:value-type="float" office:value="0.895294189453125" calcext:value-type="float">
            <text:p>0.895294189453125</text:p>
          </table:table-cell>
          <table:table-cell office:value-type="float" office:value="0.302367014507508" calcext:value-type="float">
            <text:p>0.302367014507508</text:p>
          </table:table-cell>
          <table:table-cell office:value-type="float" office:value="0.0458775825448928" calcext:value-type="float">
            <text:p>0.0458775825448928</text:p>
          </table:table-cell>
          <table:table-cell office:value-type="float" office:value="0.0796673819742489" calcext:value-type="float">
            <text:p>0.0796673819742489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300377775730213" calcext:value-type="float">
            <text:p>0.0300377775730213</text:p>
          </table:table-cell>
          <table:table-cell office:value-type="float" office:value="0.919685363769531" calcext:value-type="float">
            <text:p>0.919685363769531</text:p>
          </table:table-cell>
          <table:table-cell office:value-type="float" office:value="0.371087080250427" calcext:value-type="float">
            <text:p>0.371087080250427</text:p>
          </table:table-cell>
          <table:table-cell office:value-type="float" office:value="0.0316489490801417" calcext:value-type="float">
            <text:p>0.0316489490801417</text:p>
          </table:table-cell>
          <table:table-cell office:value-type="float" office:value="0.0583236425440558" calcext:value-type="float">
            <text:p>0.0583236425440558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.018583626318433" calcext:value-type="float">
            <text:p>0.018583626318433</text:p>
          </table:table-cell>
          <table:table-cell office:value-type="float" office:value="0.992546081542969" calcext:value-type="float">
            <text:p>0.992546081542969</text:p>
          </table:table-cell>
          <table:table-cell office:value-type="float" office:value="0.114551083591331" calcext:value-type="float">
            <text:p>0.114551083591331</text:p>
          </table:table-cell>
          <table:table-cell office:value-type="float" office:value="0.0217008797653959" calcext:value-type="float">
            <text:p>0.0217008797653959</text:p>
          </table:table-cell>
          <table:table-cell office:value-type="float" office:value="0.0364891518737673" calcext:value-type="float">
            <text:p>0.0364891518737673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1698670605613" calcext:value-type="float">
            <text:p>0.01698670605613</text:p>
          </table:table-cell>
          <table:table-cell office:value-type="float" office:value="0.928916931152344" calcext:value-type="float">
            <text:p>0.928916931152344</text:p>
          </table:table-cell>
          <table:table-cell office:value-type="float" office:value="0.268557130942452" calcext:value-type="float">
            <text:p>0.268557130942452</text:p>
          </table:table-cell>
          <table:table-cell office:value-type="float" office:value="0.017810719619448" calcext:value-type="float">
            <text:p>0.017810719619448</text:p>
          </table:table-cell>
          <table:table-cell office:value-type="float" office:value="0.0334059549745824" calcext:value-type="float">
            <text:p>0.0334059549745824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419129500268673" calcext:value-type="float">
            <text:p>0.00419129500268673</text:p>
          </table:table-cell>
          <table:table-cell office:value-type="float" office:value="0.929306030273438" calcext:value-type="float">
            <text:p>0.929306030273438</text:p>
          </table:table-cell>
          <table:table-cell office:value-type="float" office:value="0.308300395256917" calcext:value-type="float">
            <text:p>0.308300395256917</text:p>
          </table:table-cell>
          <table:table-cell office:value-type="float" office:value="0.00423108218063466" calcext:value-type="float">
            <text:p>0.00423108218063466</text:p>
          </table:table-cell>
          <table:table-cell office:value-type="float" office:value="0.00834760273972603" calcext:value-type="float">
            <text:p>0.00834760273972603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445969125214408" calcext:value-type="float">
            <text:p>0.00445969125214408</text:p>
          </table:table-cell>
          <table:table-cell office:value-type="float" office:value="0.977859497070313" calcext:value-type="float">
            <text:p>0.977859497070313</text:p>
          </table:table-cell>
          <table:table-cell office:value-type="float" office:value="0.0149769585253456" calcext:value-type="float">
            <text:p>0.0149769585253456</text:p>
          </table:table-cell>
          <table:table-cell office:value-type="float" office:value="0.00631067961165049" calcext:value-type="float">
            <text:p>0.00631067961165049</text:p>
          </table:table-cell>
          <table:table-cell office:value-type="float" office:value="0.00887978142076503" calcext:value-type="float">
            <text:p>0.00887978142076503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125414731254147" calcext:value-type="float">
            <text:p>0.0125414731254147</text:p>
          </table:table-cell>
          <table:table-cell office:value-type="float" office:value="0.886466979980469" calcext:value-type="float">
            <text:p>0.886466979980469</text:p>
          </table:table-cell>
          <table:table-cell office:value-type="float" office:value="0.294851794071763" calcext:value-type="float">
            <text:p>0.294851794071763</text:p>
          </table:table-cell>
          <table:table-cell office:value-type="float" office:value="0.0129292652893693" calcext:value-type="float">
            <text:p>0.0129292652893693</text:p>
          </table:table-cell>
          <table:table-cell office:value-type="float" office:value="0.0247722655482011" calcext:value-type="float">
            <text:p>0.0247722655482011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74284304047384" calcext:value-type="float">
            <text:p>0.074284304047384</text:p>
          </table:table-cell>
          <table:table-cell office:value-type="float" office:value="0.985691070556641" calcext:value-type="float">
            <text:p>0.985691070556641</text:p>
          </table:table-cell>
          <table:table-cell office:value-type="float" office:value="0.308401639344262" calcext:value-type="float">
            <text:p>0.308401639344262</text:p>
          </table:table-cell>
          <table:table-cell office:value-type="float" office:value="0.0891323660053302" calcext:value-type="float">
            <text:p>0.0891323660053302</text:p>
          </table:table-cell>
          <table:table-cell office:value-type="float" office:value="0.138295428440156" calcext:value-type="float">
            <text:p>0.138295428440156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7077484130859" calcext:value-type="float">
            <text:p>0.977077484130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3376538503431" calcext:value-type="float">
            <text:p>0.003376538503431</text:p>
          </table:table-cell>
          <table:table-cell office:value-type="float" office:value="0.930191040039063" calcext:value-type="float">
            <text:p>0.930191040039063</text:p>
          </table:table-cell>
          <table:table-cell office:value-type="float" office:value="0.119922630560928" calcext:value-type="float">
            <text:p>0.119922630560928</text:p>
          </table:table-cell>
          <table:table-cell office:value-type="float" office:value="0.00346233316580108" calcext:value-type="float">
            <text:p>0.00346233316580108</text:p>
          </table:table-cell>
          <table:table-cell office:value-type="float" office:value="0.00673035171515415" calcext:value-type="float">
            <text:p>0.00673035171515415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336750729626581" calcext:value-type="float">
            <text:p>0.00336750729626581</text:p>
          </table:table-cell>
          <table:table-cell office:value-type="float" office:value="0.949195861816406" calcext:value-type="float">
            <text:p>0.949195861816406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00338804396928173" calcext:value-type="float">
            <text:p>0.00338804396928173</text:p>
          </table:table-cell>
          <table:table-cell office:value-type="float" office:value="0.00671241050119332" calcext:value-type="float">
            <text:p>0.00671241050119332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690343508275805" calcext:value-type="float">
            <text:p>0.00690343508275805</text:p>
          </table:table-cell>
          <table:table-cell office:value-type="float" office:value="0.954452514648438" calcext:value-type="float">
            <text:p>0.954452514648438</text:p>
          </table:table-cell>
          <table:table-cell office:value-type="float" office:value="0.0219634824027521" calcext:value-type="float">
            <text:p>0.0219634824027521</text:p>
          </table:table-cell>
          <table:table-cell office:value-type="float" office:value="0.00996757535727153" calcext:value-type="float">
            <text:p>0.00996757535727153</text:p>
          </table:table-cell>
          <table:table-cell office:value-type="float" office:value="0.0137122088220717" calcext:value-type="float">
            <text:p>0.0137122088220717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645363408521303" calcext:value-type="float">
            <text:p>0.0645363408521303</text:p>
          </table:table-cell>
          <table:table-cell office:value-type="float" office:value="0.897483825683594" calcext:value-type="float">
            <text:p>0.897483825683594</text:p>
          </table:table-cell>
          <table:table-cell office:value-type="float" office:value="0.367711225704086" calcext:value-type="float">
            <text:p>0.367711225704086</text:p>
          </table:table-cell>
          <table:table-cell office:value-type="float" office:value="0.0725920125293657" calcext:value-type="float">
            <text:p>0.0725920125293657</text:p>
          </table:table-cell>
          <table:table-cell office:value-type="float" office:value="0.121247792819305" calcext:value-type="float">
            <text:p>0.121247792819305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.0277953253316488" calcext:value-type="float">
            <text:p>0.0277953253316488</text:p>
          </table:table-cell>
          <table:table-cell office:value-type="float" office:value="0.994129180908203" calcext:value-type="float">
            <text:p>0.994129180908203</text:p>
          </table:table-cell>
          <table:table-cell office:value-type="float" office:value="0.4" calcext:value-type="float">
            <text:p>0.4</text:p>
          </table:table-cell>
          <table:table-cell office:value-type="float" office:value="0.029004614370468" calcext:value-type="float">
            <text:p>0.029004614370468</text:p>
          </table:table-cell>
          <table:table-cell office:value-type="float" office:value="0.0540872771972956" calcext:value-type="float">
            <text:p>0.0540872771972956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0802005012531328" calcext:value-type="float">
            <text:p>0.00802005012531328</text:p>
          </table:table-cell>
          <table:table-cell office:value-type="float" office:value="0.939605712890625" calcext:value-type="float">
            <text:p>0.939605712890625</text:p>
          </table:table-cell>
          <table:table-cell office:value-type="float" office:value="0.192192192192192" calcext:value-type="float">
            <text:p>0.192192192192192</text:p>
          </table:table-cell>
          <table:table-cell office:value-type="float" office:value="0.00829983140967449" calcext:value-type="float">
            <text:p>0.00829983140967449</text:p>
          </table:table-cell>
          <table:table-cell office:value-type="float" office:value="0.0159124813525609" calcext:value-type="float">
            <text:p>0.0159124813525609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313508529276164" calcext:value-type="float">
            <text:p>0.0313508529276164</text:p>
          </table:table-cell>
          <table:table-cell office:value-type="float" office:value="0.959926605224609" calcext:value-type="float">
            <text:p>0.959926605224609</text:p>
          </table:table-cell>
          <table:table-cell office:value-type="float" office:value="0.106884627475637" calcext:value-type="float">
            <text:p>0.106884627475637</text:p>
          </table:table-cell>
          <table:table-cell office:value-type="float" office:value="0.0424787606196902" calcext:value-type="float">
            <text:p>0.0424787606196902</text:p>
          </table:table-cell>
          <table:table-cell office:value-type="float" office:value="0.0607957085382208" calcext:value-type="float">
            <text:p>0.0607957085382208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128840436075322" calcext:value-type="float">
            <text:p>0.0128840436075322</text:p>
          </table:table-cell>
          <table:table-cell office:value-type="float" office:value="0.988601684570313" calcext:value-type="float">
            <text:p>0.988601684570313</text:p>
          </table:table-cell>
          <table:table-cell office:value-type="float" office:value="0.0597243491577335" calcext:value-type="float">
            <text:p>0.0597243491577335</text:p>
          </table:table-cell>
          <table:table-cell office:value-type="float" office:value="0.0161624533775383" calcext:value-type="float">
            <text:p>0.0161624533775383</text:p>
          </table:table-cell>
          <table:table-cell office:value-type="float" office:value="0.025440313111546" calcext:value-type="float">
            <text:p>0.025440313111546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557843504305504" calcext:value-type="float">
            <text:p>0.0557843504305504</text:p>
          </table:table-cell>
          <table:table-cell office:value-type="float" office:value="0.990379333496094" calcext:value-type="float">
            <text:p>0.990379333496094</text:p>
          </table:table-cell>
          <table:table-cell office:value-type="float" office:value="0.379134860050891" calcext:value-type="float">
            <text:p>0.379134860050891</text:p>
          </table:table-cell>
          <table:table-cell office:value-type="float" office:value="0.061392665842604" calcext:value-type="float">
            <text:p>0.061392665842604</text:p>
          </table:table-cell>
          <table:table-cell office:value-type="float" office:value="0.105673758865248" calcext:value-type="float">
            <text:p>0.105673758865248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396704302715899" calcext:value-type="float">
            <text:p>0.00396704302715899</text:p>
          </table:table-cell>
          <table:table-cell office:value-type="float" office:value="0.987548828125" calcext:value-type="float">
            <text:p>0.987548828125</text:p>
          </table:table-cell>
          <table:table-cell office:value-type="float" office:value="0.0258964143426295" calcext:value-type="float">
            <text:p>0.0258964143426295</text:p>
          </table:table-cell>
          <table:table-cell office:value-type="float" office:value="0.00466284074605452" calcext:value-type="float">
            <text:p>0.00466284074605452</text:p>
          </table:table-cell>
          <table:table-cell office:value-type="float" office:value="0.00790273556231003" calcext:value-type="float">
            <text:p>0.00790273556231003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511780745298189" calcext:value-type="float">
            <text:p>0.0511780745298189</text:p>
          </table:table-cell>
          <table:table-cell office:value-type="float" office:value="0.896461486816406" calcext:value-type="float">
            <text:p>0.896461486816406</text:p>
          </table:table-cell>
          <table:table-cell office:value-type="float" office:value="0.288529759558534" calcext:value-type="float">
            <text:p>0.288529759558534</text:p>
          </table:table-cell>
          <table:table-cell office:value-type="float" office:value="0.0585693710993759" calcext:value-type="float">
            <text:p>0.0585693710993759</text:p>
          </table:table-cell>
          <table:table-cell office:value-type="float" office:value="0.0973727968074493" calcext:value-type="float">
            <text:p>0.0973727968074493</text:p>
          </table:table-cell>
        </table:table-row>
        <table:table-row table:style-name="ro1">
          <table:table-cell/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 Score</text:p>
          </table:table-cell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B2:.B31])" office:value-type="float" office:value="0.0233008070555718" calcext:value-type="float">
            <text:p>0.0233008070555718</text:p>
          </table:table-cell>
          <table:table-cell table:style-name="ce1" table:formula="of:=AVERAGE([.C2:.C31])" office:value-type="float" office:value="0.952502822875977" calcext:value-type="float">
            <text:p>0.952502822875977</text:p>
          </table:table-cell>
          <table:table-cell table:style-name="ce1" table:formula="of:=AVERAGE([.D2:.D31])" office:value-type="float" office:value="0.198595190712574" calcext:value-type="float">
            <text:p>0.198595190712574</text:p>
          </table:table-cell>
          <table:table-cell table:style-name="ce1" table:formula="of:=AVERAGE([.E2:.E31])" office:value-type="float" office:value="0.0267731636877186" calcext:value-type="float">
            <text:p>0.0267731636877186</text:p>
          </table:table-cell>
          <table:table-cell table:style-name="ce1" table:formula="of:=AVERAGE([.F2:.F31])" office:value-type="float" office:value="0.044204839988984" calcext:value-type="float">
            <text:p>0.044204839988984</text:p>
          </table:table-cell>
        </table:table-row>
        <table:table-row table:style-name="ro1">
          <table:table-cell table:style-name="ce1" office:value-type="string" calcext:value-type="string">
            <text:p>average in %</text:p>
          </table:table-cell>
          <table:table-cell table:style-name="ce2" table:formula="of:=AVERAGE([.B3:.B32])" office:value-type="percentage" office:value="0.0230561118190692" calcext:value-type="percentage">
            <text:p>2.31%</text:p>
          </table:table-cell>
          <table:table-cell table:style-name="ce2" table:formula="of:=AVERAGE([.C3:.C32])" office:value-type="percentage" office:value="0.95382729892073" calcext:value-type="percentage">
            <text:p>95.38%</text:p>
          </table:table-cell>
          <table:table-cell table:style-name="ce2" table:formula="of:=AVERAGE([.D3:.D32])" office:value-type="percentage" office:value="0.196420014011347" calcext:value-type="percentage">
            <text:p>19.64%</text:p>
          </table:table-cell>
          <table:table-cell table:style-name="ce2" table:formula="of:=AVERAGE([.E3:.E32])" office:value-type="percentage" office:value="0.0265498740347304" calcext:value-type="percentage">
            <text:p>2.65%</text:p>
          </table:table-cell>
          <table:table-cell table:style-name="ce2" table:formula="of:=AVERAGE([.F3:.F32])" office:value-type="percentage" office:value="0.0436946447672009" calcext:value-type="percentage">
            <text:p>4.3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6:55:09.415165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1:32:20.136366482</meta:creation-date>
    <dc:date>2024-09-03T16:58:48.083053009</dc:date>
    <meta:editing-duration>PT4M31S</meta:editing-duration>
    <meta:editing-cycles>3</meta:editing-cycles>
    <meta:generator>LibreOffice/7.6.7.2$Linux_X86_64 LibreOffice_project/60$Build-2</meta:generator>
    <meta:document-statistic meta:table-count="1" meta:cell-count="203" meta:object-count="0"/>
  </office:meta>
</office:document-meta>
</file>